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/>
      <style:text-properties style:font-name="Courier New1" fo:font-size="11pt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/>
      <style:text-properties style:font-name="Courier New1" fo:font-size="8pt" style:font-size-asian="8pt" style:font-size-complex="8pt"/>
    </style:style>
    <style:style style:name="P6" style:family="paragraph" style:parent-style-name="Standard">
      <style:paragraph-properties fo:margin-top="0cm" fo:margin-bottom="0cm" loext:contextual-spacing="false"/>
      <style:text-properties fo:font-size="8pt" style:font-size-asian="8pt" style:font-size-complex="8pt"/>
    </style:style>
    <style:style style:name="P7" style:family="paragraph" style:parent-style-name="Heading_20_1">
      <style:text-properties officeooo:rsid="001deb6a" officeooo:paragraph-rsid="001deb6a"/>
    </style:style>
    <style:style style:name="P8" style:family="paragraph" style:parent-style-name="Heading_20_1" style:master-page-name="First_20_Page">
      <style:paragraph-properties style:page-number="auto"/>
      <style:text-properties officeooo:rsid="001f2a88" officeooo:paragraph-rsid="001f2a88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T6" style:family="text">
      <style:text-properties fo:font-variant="normal" fo:text-transform="none" fo:font-size="15.75pt" fo:letter-spacing="normal" fo:font-style="normal" fo:font-weight="normal"/>
    </style:style>
    <style:style style:name="T7" style:family="text">
      <style:text-properties officeooo:rsid="00226e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92820173" text:style-name="Outline">
        <text:list-item>
          <text:h text:style-name="P8" text:outline-level="1">Hero_Tips</text:h>
        </text:list-item>
        <text:list-item>
          <text:h text:style-name="P7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11</text:span>-2018</text:p>
      <text:p text:style-name="Standard"/>
      <text:p text:style-name="P1">Programa:<text:tab/><text:a xlink:type="simple" xlink:href="https://medium.com/flutter-community/a-deep-dive-into-hero-widgets-in-flutter-d34f441eb026" text:style-name="Internet_20_link" text:visited-style-name="Visited_20_Internet_20_Link"><text:span text:style-name="T7">Hero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6">Hero(</text:p>
      <text:p text:style-name="P6"><text:s text:c="4"/>tag: "DemoTag",</text:p>
      <text:p text:style-name="P6"><text:s text:c="4"/>child: Icon(</text:p>
      <text:p text:style-name="P6"><text:s text:c="6"/>Icons.add,</text:p>
      <text:p text:style-name="P6"><text:s text:c="6"/>size: 150.0,</text:p>
      <text:p text:style-name="P6"><text:s text:c="4"/>),</text:p>
      <text:p text:style-name="P6"><text:s text:c="4"/>placeholderBuilder: (context, widget) {</text:p>
      <text:p text:style-name="P6"><text:s text:c="6"/>return Container(</text:p>
      <text:p text:style-name="P6"><text:s text:c="8"/>height: 150.0,</text:p>
      <text:p text:style-name="P6"><text:s text:c="8"/>width: 150.0,</text:p>
      <text:p text:style-name="P6"><text:s text:c="8"/>child: CircularProgressIndicator(),</text:p>
      <text:p text:style-name="P6"><text:s text:c="6"/>);</text:p>
      <text:p text:style-name="P6"><text:s text:c="4"/>},</text:p>
      <text:p text:style-name="P6"><text:s text:c="2"/>),</text:p>
      <text:p text:style-name="P6"/>
      <text:p text:style-name="P3"/>
      <text:p text:style-name="P4"><text:span text:style-name="T4">Flutter nos permite cambiar el widget que en realidad vuela de una página a otra sin cambiar los widgets en las dos páginas.</text:span> </text:p>
      <text:p text:style-name="P4"/>
      <text:p text:style-name="P5">Hero(</text:p>
      <text:p text:style-name="P5"><text:s text:c="2"/>tag: "DemoTag",</text:p>
      <text:p text:style-name="P5"><text:s text:c="2"/>child: Icon(</text:p>
      <text:p text:style-name="P5"><text:s text:c="4"/>Icons.add,</text:p>
      <text:p text:style-name="P5"><text:s text:c="4"/>size: 150.0,</text:p>
      <text:p text:style-name="P5"><text:s text:c="2"/>),</text:p>
      <text:p text:style-name="P5"><text:s text:c="2"/>flightShuttleBuilder: (flightContext, animation, direction,</text:p>
      <text:p text:style-name="P5"><text:s text:c="6"/>fromContext, toContext) {</text:p>
      <text:p text:style-name="P5"><text:s text:c="4"/>return Icon(FontAwesomeIcons.rocket, size: 150.0,);</text:p>
      <text:p text:style-name="P5"><text:s text:c="2"/>},</text:p>
      <text:p text:style-name="P5">)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11-13T11:16:44.078000000</meta:creation-date>
    <meta:editing-duration>PT6M20S</meta:editing-duration>
    <meta:generator>LibreOffice/6.1.0.3$Windows_X86_64 LibreOffice_project/efb621ed25068d70781dc026f7e9c5187a4decd1</meta:generator>
    <dc:date>2018-11-13T11:33:14.939000000</dc:date>
    <meta:document-statistic meta:table-count="0" meta:image-count="0" meta:object-count="0" meta:page-count="2" meta:paragraph-count="35" meta:word-count="86" meta:character-count="732" meta:non-whitespace-character-count="5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